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6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264cm"/>
    </style:style>
    <style:style style:name="co9" style:family="table-column">
      <style:table-column-properties fo:break-before="auto" style:column-width="8.86cm"/>
    </style:style>
    <style:style style:name="co10" style:family="table-column">
      <style:table-column-properties fo:break-before="auto" style:column-width="4.766cm"/>
    </style:style>
    <style:style style:name="co11" style:family="table-column">
      <style:table-column-properties fo:break-before="auto" style:column-width="10.622cm"/>
    </style:style>
    <style:style style:name="ro1" style:family="table-row">
      <style:table-row-properties style:row-height="0.954cm" fo:break-before="auto" style:use-optimal-row-height="false"/>
    </style:style>
    <style:style style:name="ro2" style:family="table-row">
      <style:table-row-properties style:row-height="1.353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PageStyle_5f_الورقة1">
      <style:table-properties table:display="true" style:writing-mode="rl-tb"/>
    </style:style>
    <style:style style:name="ta2" style:family="table" style:master-page-name="Default">
      <style:table-properties table:display="true" style:writing-mode="rl-tb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roid Arabic Naskh" fo:font-size="15pt" fo:font-style="normal" fo:text-shadow="none" style:text-underline-style="none" fo:font-weight="normal" style:font-size-asian="15pt" style:font-style-asian="normal" style:font-weight-asian="normal" style:font-name-complex="Droid Arabic Naskh" style:font-size-complex="15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Droid Arabic Naskh" fo:font-size="15pt" fo:font-style="normal" fo:text-shadow="none" style:text-underline-style="none" fo:font-weight="normal" style:font-size-asian="15pt" style:font-style-asian="normal" style:font-weight-asian="normal" style:font-name-complex="Droid Arabic Naskh" style:font-size-complex="15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Arabic Naskh" fo:font-size="15pt" style:font-size-asian="15pt" style:font-name-complex="Droid Arabic Naskh" style:font-size-complex="15pt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5pt" fo:font-style="normal" fo:text-shadow="none" style:text-underline-style="none" fo:font-weight="normal" style:font-size-asian="15pt" style:font-style-asian="normal" style:font-weight-asian="normal" style:font-name-complex="&quot;Liberation Sans&quot;" style:font-size-complex="15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7981d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style:font-size-asian="15pt" style:font-size-complex="15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مذكر&quot;;&quot;مؤنث&quot;)" table:allow-empty-cell="true" table:display-list="unsorted" table:base-cell-address="words.F4">
          <table:error-message table:message-type="stop" table:display="true"/>
        </table:content-validation>
        <table:content-validation table:name="val2" table:condition="of:cell-content-is-in-list(&quot;مفرد&quot;;&quot;مثنى&quot;;&quot;جمع&quot;;&quot;جمع تكسير&quot;)" table:allow-empty-cell="true" table:display-list="unsorted" table:base-cell-address="words.G179">
          <table:error-message table:message-type="stop" table:display="true"/>
        </table:content-validation>
        <table:content-validation table:name="val3" table:condition="of:cell-content-is-in-list(&quot;true&quot;;&quot;false&quot;)" table:allow-empty-cell="true" table:display-list="unsorted" table:base-cell-address="words.H4">
          <table:error-message table:message-type="stop" table:display="true"/>
        </table:content-validation>
        <table:content-validation table:name="val4" table:condition="of:cell-content-is-in-list(&quot;فتحة&quot;;&quot;ضمة&quot;;&quot;كسرة&quot;)" table:allow-empty-cell="true" table:display-list="unsorted" table:base-cell-address="words.I4">
          <table:error-message table:message-type="stop" table:display="true"/>
        </table:content-validation>
        <table:content-validation table:name="val5" table:condition="of:cell-content-is-in-list(&quot;true&quot;;&quot;false&quot;)" table:allow-empty-cell="true" table:display-list="unsorted" table:base-cell-address="words.J4">
          <table:error-message table:message-type="stop" table:display="true"/>
        </table:content-validation>
      </table:content-validations>
      <table:table table:name="word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4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0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ategory</text:p>
          </table:table-cell>
          <table:table-cell table:style-name="ce11" office:value-type="string" calcext:value-type="string">
            <text:p>arabic</text:p>
          </table:table-cell>
          <table:table-cell table:style-name="ce11" office:value-type="string" calcext:value-type="string">
            <text:p>word_type</text:p>
          </table:table-cell>
          <table:table-cell table:style-name="ce11" office:value-type="string" calcext:value-type="string">
            <text:p>conjugable</text:p>
          </table:table-cell>
          <table:table-cell table:style-name="ce11" office:value-type="string" calcext:value-type="string">
            <text:p>gender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defined</text:p>
          </table:table-cell>
          <table:table-cell table:style-name="ce11" office:value-type="string" calcext:value-type="string">
            <text:p>future_type</text:p>
          </table:table-cell>
          <table:table-cell table:style-name="ce11" office:value-type="string" calcext:value-type="string">
            <text:p>transitive</text:p>
          </table:table-cell>
          <table:table-cell table:style-name="ce24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uxiliary</text:p>
          </table:table-cell>
          <table:table-cell table:style-name="ce12" office:value-type="string" calcext:value-type="string">
            <text:p>اِسْتَطَا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content-validation-name="val1"/>
          <table:table-cell table:number-columns-repeated="2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uxiliary</text:p>
          </table:table-cell>
          <table:table-cell table:style-name="ce12" office:value-type="string" calcext:value-type="string">
            <text:p>أَرَا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uxiliary</text:p>
          </table:table-cell>
          <table:table-cell table:style-name="ce12" office:value-type="string" calcext:value-type="string">
            <text:p>كَا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شَرِب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ضَرَب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ذَهَب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جَلَس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16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شَبِ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أَكَ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خَرَج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مَشَى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قَا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نَجَح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بَكَى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سَمِ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جَاء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عَرَف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رَسَب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تَعَلَّ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لَعِب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جَعَ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شَك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جَهَّز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وَع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عَاش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وَقَف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سَج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مَات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قَبَض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غَف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صَا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رَسَ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نَزَ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رَكَ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20" table:content-validation-name="val1"/>
          <table:table-cell table:style-name="ce20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سَاف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وَفَى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لَبِس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اجْتَه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وَج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وَصَ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قَرَأ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قَع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قَا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خَبّ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عَلِ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سَأَ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رَمَى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شَاه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أَخَذ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طَلَ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حَفِظ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أَخْب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نَا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سَاع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كَتَب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حَدَّث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جَرَى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اشْتَرَى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أَسْرَ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ذَاك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وَضَ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بَا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فَهِ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فَتَح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عَطِش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سَكَن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أَعْلَ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فتح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كَس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كسر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دَخَ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/>
          <table:table-cell table:style-name="ce16" table:content-validation-name="val2"/>
          <table:table-cell table:style-name="ce20" table:content-validation-name="val3"/>
          <table:table-cell table:style-name="ce20" table:content-validation-name="val4" office:value-type="string" calcext:value-type="string">
            <text:p>ضمة</text:p>
          </table:table-cell>
          <table:table-cell table:style-name="ce2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حَلِيبٌ</text:p>
          </table:table-cell>
          <table:table-cell table:style-name="ce18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بَابٌ</text:p>
          </table:table-cell>
          <table:table-cell table:style-name="ce18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أنا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نحن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أنت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أنتِ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أنتما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ثنى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"أنتما مؤ"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ثنى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أنتم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أنتن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هو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هي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هما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ثنى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"هما مؤ"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ثنى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هم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هن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تُفَاح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تِلْمِيذ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ثَوْب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جَبَل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حَقِيب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خُضَ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دَرْس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رَجُل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شَعْ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صَحْرَاء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صَوْت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طَعَام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طَلَب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 تكسير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عَصِي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عَلَم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فَوَاكِه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جمع تكسير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قَمَ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قُرْآن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قِصّ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قِطّ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كَأْس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كُر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كِتَاب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مَرأ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مدْرَس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مسْرَحِيّ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مُعَلِم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مِحْفَظ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نَاس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أَحْيَان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البَارِحَةَ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اليَوْمَ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سَاعَةً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سَنَةً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شِتَاءً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صَبَاح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صَيْف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ظُهْر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عَصْر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غَد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فَجْر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لَحْظَةَ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لَيْل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مَسَاءً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نَهْار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بَيْت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حَدِيق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سُوق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طَرِيق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غُرْف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فِنَاء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مَدِين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مَدْرَس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مَسْجِد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مَطْبَخ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أَنِيق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بَخِيل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بَشِع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بَطِيء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جَمِيل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حَزِين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حَنُون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ذَكِي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سَرِيع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سَعِيد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سَمِين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شُجَاع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ضَعِيف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طَوِيل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غَبِي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فَرِح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قَصِير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قَوِي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كَرِيم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كَسُول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لَئِيم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مَسْرُور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مُبْتَهِج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مُجْتَهِد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مُرْتَفِع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مُنْخَفِض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هَزِيل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وَسِيم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وَلَد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أَب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أَحْمَدُ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أَسَد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أُمّ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اِبْن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بِنْت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تَاجِ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حِصَان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دِيك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رَضِيع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زُهُو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شُرْطِيّ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طَالِب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طَبِيب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طِفْل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عَامِل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عُمَّال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جمع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فَاطِمَةُ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فَرَاش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قَاضِ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قِطّ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لَيْلَى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معَلِّم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مَرْأ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ؤنث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مَطَ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مُحَمَدُ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مُسْلِم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مُهَنْدِس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16" table:content-validation-name="val1" office:value-type="string" calcext:value-type="string">
            <text:p>مذكر</text:p>
          </table:table-cell>
          <table:table-cell table:style-name="ce16" table:content-validation-name="val2" office:value-type="string" calcext:value-type="string">
            <text:p>مفرد</text:p>
          </table:table-cell>
          <table:table-cell table:style-name="ce2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number-columns-repeated="1013"/>
        </table:table-row>
        <table:table-row table:style-name="ro1" table:number-rows-repeated="7">
          <table:table-cell table:style-name="Default" table:number-columns-repeated="3"/>
          <table:table-cell table:number-columns-repeated="4"/>
          <table:table-cell table:content-validation-name="val3"/>
          <table:table-cell/>
          <table:table-cell table:content-validation-name="val5"/>
          <table:table-cell table:number-columns-repeated="1013"/>
        </table:table-row>
        <table:table-row table:style-name="ro1" table:number-rows-repeated="16">
          <table:table-cell table:number-columns-repeated="2"/>
          <table:table-cell table:style-name="ce13"/>
          <table:table-cell table:number-columns-repeated="4"/>
          <table:table-cell table:content-validation-name="val3"/>
          <table:table-cell/>
          <table:table-cell table:content-validation-name="val5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ce13"/>
          <table:table-cell table:number-columns-repeated="6"/>
          <table:table-cell table:content-validation-name="val5"/>
          <table:table-cell table:number-columns-repeated="1013"/>
        </table:table-row>
        <table:table-row table:style-name="ro1" table:number-rows-repeated="732">
          <table:table-cell table:number-columns-repeated="2"/>
          <table:table-cell table:style-name="ce13"/>
          <table:table-cell table:number-columns-repeated="1020"/>
        </table:table-row>
        <table:table-row table:style-name="ro1" table:number-rows-repeated="1047589">
          <table:table-cell table:number-columns-repeated="1023"/>
        </table:table-row>
        <table:table-row table:style-name="ro3" table:number-rows-repeated="2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eatures" table:style-name="ta2">
        <office:forms form:automatic-focus="false" form:apply-design-mode="false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abic</text:p>
          </table:table-cell>
          <table:table-cell table:style-name="ce24" table:number-columns-repeated="9"/>
          <table:table-cell/>
        </table:table-row>
        <table:table-row table:style-name="ro2">
          <table:table-cell office:value-type="string" calcext:value-type="string">
            <text:p>feature</text:p>
          </table:table-cell>
          <table:table-cell office:value-type="string" calcext:value-type="string">
            <text:p>phrase_type</text:p>
          </table:table-cell>
          <table:table-cell office:value-type="string" calcext:value-type="string">
            <text:p>"جملة فعلية"</text:p>
          </table:table-cell>
          <table:table-cell table:style-name="ce9" table:number-columns-repeated="10"/>
        </table:table-row>
        <table:table-row table:style-name="ro2">
          <table:table-cell office:value-type="string" calcext:value-type="string">
            <text:p>feature</text:p>
          </table:table-cell>
          <table:table-cell office:value-type="string" calcext:value-type="string">
            <text:p>phrase_type</text:p>
          </table:table-cell>
          <table:table-cell office:value-type="string" calcext:value-type="string">
            <text:p>"جملة اسمية"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"الماضي المعلوم"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"المضارع المعلوم"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الأمر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معلوم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"مبني للمجهول"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negation</text:p>
          </table:table-cell>
          <table:table-cell office:value-type="string" calcext:value-type="string">
            <text:p>مثبت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negation</text:p>
          </table:table-cell>
          <table:table-cell office:value-type="string" calcext:value-type="string">
            <text:p>منفي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uxiliary</text:p>
          </table:table-cell>
          <table:table-cell/>
          <table:table-cell table:style-name="ce2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/>
          <table:table-cell table:style-name="ce2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/>
          <table:table-cell table:style-name="ce2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/>
          <table:table-cell table:style-name="ce2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/>
          <table:table-cell table:style-name="ce2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/>
          <table:table-cell table:style-name="ce2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/>
          <table:table-cell table:style-name="ce2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 table:number-rows-repeated="12">
          <table:table-cell table:number-columns-repeated="3"/>
          <table:table-cell table:style-name="ce9" table:number-columns-repeated="9"/>
          <table:table-cell/>
        </table:table-row>
        <table:table-row table:style-name="ro4" table:number-rows-repeated="1048546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labels" table:style-name="ta2">
        <office:forms form:automatic-focus="false" form:apply-design-mode="false"/>
        <table:table-column table:style-name="co7" table:number-columns-repeated="2" table:default-cell-style-name="ce11"/>
        <table:table-column table:style-name="co11" table:default-cell-style-name="ce11"/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abic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فعل: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زمن: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مبني للمعلوم/مجهول: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مثبت/منفي: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مفعول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ظرف زمان: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ظرف مكان: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بناء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عشوائي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عينة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حركة الإعراب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إظهار حركة الإعراب في أواخر الكلمات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اختيار عشوائي للمفردات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نسخ عينة جيسون للتجارب البرمجية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بناء الجملة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مدونتي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الاستضافة بدعم من شركة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فاعل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فعل مساعد</text:p>
          </table:table-cell>
        </table:table-row>
        <table:table-row table:style-name="ro4" table:number-rows-repeated="1048555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  <table:database-ranges>
        <table:database-range table:name="__Anonymous_Sheet_DB__0" table:target-range-address="words.D1:words.J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Traditional Arabic'" style:font-family-generic-asian="system" style:font-pitch-asian="variable" style:font-size-asian="12pt" style:language-asian="zh" style:country-asian="CN" style:font-name-complex="Arial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date-style style:name="N10146" number:language="en" number:country="US"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09:38:12.958642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ورقة1" style:display-name="PageStyle_الورقة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  <dc:date>2024-12-27T10:40:09.773328630</dc:date>
    <meta:editing-duration>PT2H42M3S</meta:editing-duration>
    <meta:editing-cycles>33</meta:editing-cycles>
    <dc:creator>zerrouki</dc:creator>
    <meta:document-statistic meta:table-count="3" meta:cell-count="1628" meta:object-count="0"/>
  </office:meta>
</office:document-meta>
</file>